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AYTA LUQUE FERMIN</text:span></text:p>
      <text:p text:style-name="P3"><text:span text:style-name="T6">CANT. TOTAL DE CAJAS: 165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5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>SAN FERNANDO</text:span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>15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EDREGAL</text:span></text:p>
      <text:p text:style-name="P6"/>
      <text:p text:style-name="P6">Recojo: <text:span text:style-name="T3">MAYTA LUQUE FERMIN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2:21:20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